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8fc7" officeooo:paragraph-rsid="000d8fc7"/>
    </style:style>
    <style:style style:name="P2" style:family="paragraph" style:parent-style-name="Standard">
      <style:text-properties officeooo:rsid="000d8fc7" officeooo:paragraph-rsid="0014003a"/>
    </style:style>
    <style:style style:name="P3" style:family="paragraph" style:parent-style-name="Text_20_body">
      <style:text-properties officeooo:rsid="000e8f12" officeooo:paragraph-rsid="000e8f12"/>
    </style:style>
    <style:style style:name="P4" style:family="paragraph" style:parent-style-name="Text_20_body">
      <style:text-properties officeooo:rsid="000f8225" officeooo:paragraph-rsid="000f8225"/>
    </style:style>
    <style:style style:name="P5" style:family="paragraph" style:parent-style-name="Text_20_body">
      <style:text-properties officeooo:rsid="00125767" officeooo:paragraph-rsid="00125767"/>
    </style:style>
    <style:style style:name="P6" style:family="paragraph" style:parent-style-name="Heading_20_2">
      <style:text-properties officeooo:rsid="00125767" officeooo:paragraph-rsid="00125767"/>
    </style:style>
    <style:style style:name="T1" style:family="text">
      <style:text-properties officeooo:rsid="000e6079"/>
    </style:style>
    <style:style style:name="T2" style:family="text">
      <style:text-properties officeooo:rsid="000f8225"/>
    </style:style>
    <style:style style:name="T3" style:family="text">
      <style:text-properties officeooo:rsid="0010d125"/>
    </style:style>
    <style:style style:name="T4" style:family="text">
      <style:text-properties officeooo:rsid="001400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30</text:h>
      <text:h text:style-name="Heading_20_2" text:outline-level="2">Sick</text:h>
      <text:p text:style-name="P2"><text:tab/>Kit is laying on the door and says something <text:span text:style-name="T1">incomprehensible.</text:span> Angie smiles and says, “Oh Kit we really are going to have to go out more”</text:p>
      <text:p text:style-name="P2"/>
      <text:p text:style-name="P2"><text:tab/>Kit then sits up again saying it again and covers her mouth. That’s when Angie realizes Kit is saying, “I think I’m going to get sick” She parks on the side of the road and Kit runs out into some bushes and throws up.</text:p>
      <text:p text:style-name="P1"/>
      <text:p text:style-name="P1"><text:tab/><text:span text:style-name="T1">Angie steps out and walks around looking at the country side and says, “We need to go back home”. She looks over at Kit show’s on her hands and knees. </text:span></text:p>
      <text:p text:style-name="P1"/>
      <text:p text:style-name="P1"><text:tab/><text:span text:style-name="T1">Soon she tries to stand back up. But stumbles into Angie. Her arm his Angie’s boob and Kit smiles before saying, “Stwooshie” Angie smiles and says, “Come on” Kit almost falls down before Angie opens the door and helps her in.</text:span></text:p>
      <text:p text:style-name="P1"/>
      <text:p text:style-name="P1"><text:tab/><text:span text:style-name="T1">Kit pushes her lips together wanting a kiss. Angie says, “Maybe later. You just threw up”</text:span></text:p>
      <text:p text:style-name="P1"/>
      <text:p text:style-name="P1"><text:tab/><text:span text:style-name="T1">They make it a little way more down the road before she has to stop again this time it is so Kit can pee”</text:span></text:p>
      <text:p text:style-name="P1"/>
      <text:p text:style-name="P1"><text:tab/><text:span text:style-name="T1">Angie watches her and sees piss coming out of her pussy. She smiles and says, “I kind of get what Josh gets out of this” Kit cleans herself up then Angie helps her back to the car. </text:span></text:p>
      <text:p text:style-name="P1"/>
      <text:p text:style-name="P1"><text:tab/><text:span text:style-name="T1">This time after puling out Angie starts to ask her something. But sees her passed out.</text:span></text:p>
      <text:p text:style-name="P1"/>
      <text:h text:style-name="P6" text:outline-level="2">Kit</text:h>
      <text:p text:style-name="P3"><text:tab/>Beth and Vicky are in bed topless squeezing each other’s chest while making out. On their <text:span text:style-name="T2">computer</text:span> is a reply from the guy they found. <text:s/>When Beth starts sucking on Vicky’s neck she says, “Lets do it” They get undressed and then they get back in bed, and Start fingering each other. <text:span text:style-name="T2">Beth giggles and says, “Man your wet” Vicky smiles and says, “You do” then they begin french kissing again. </text:span></text:p>
      <text:p text:style-name="P3"><text:tab/>“<text:span text:style-name="T2">I wonder how big your boobs are going to get when we’re knocked up”, Vicky says smiling. Beth replies, “My god you're going to be as big as your sister” Vicky ignores the comment and fingers her faster. Then Beth says, “I wonder how big her nipples are and if yours is going to be that big” Vicky feels Beth’s pussy getting even wetter and groans. </text:span></text:p>
      <text:p text:style-name="P3"><text:tab/><text:span text:style-name="T2">When Beth says, “Oh God. She can this is going to be hot” Vicky sits up and says, “Beth, do you have a crush on my sister?” Beth sits up and says, “No why do you ask?” Vicky quotes Beth by saying, “You said I wonder if my breast are going to be as big as Kit’s and you wonder how big her nipples are. Then you started cumming” </text:span></text:p>
      <text:p text:style-name="P3"/>
      <text:p text:style-name="P4"><text:soft-page-break/><text:tab/>Beth frustrated says, “Yes, and you stopped. You moan her name in your sleep all the time. I just thought maybe you had a thing. I know you two fool around. So maybe” Vicky lays down and says, “Beth shut up.” Beth confused ask, “Are you mad?” Vicky relies, “No, I just can’t believe you like my sister” </text:p>
      <text:p text:style-name="P4"><text:tab/>Beth frowns and replies, “<text:span text:style-name="T3">Vicky I was hopping that looking like your sister would make you turned on since you envy her” Vicky sits up mad and says, “I do not envy my sister” Beth rolls her eyes and says, “Oh so the fact She has a girl that wants to throw money at her for what ever reason. On top of being able feel out a dress with nice cleavage. Along with her nice breast. These are all things you have told me she’s lucky to have”</text:span></text:p>
      <text:p text:style-name="P4"><text:tab/><text:span text:style-name="T3">Vicky sighs saying, “I guess I do a little. But I’m prettier” Beth confused says, “You two look just alike. Except you have lighter hair” Vicky gets up and goes to the restroom saying, “Beth it is probably a good thing you quit the hospital” Beth follows her saying, “Why?”, getting angry. Vicky turns around and says, “Sorry I’m just frustrated. I mean hell Sarah has large breast. Kit has large breast. I’m stuck with this tiny ass things”, pushing up her breast. </text:span></text:p>
      <text:p text:style-name="P4"><text:tab/><text:span text:style-name="T3">Beth looks down to hers and says, “You do realize compared to mine. Your as big as her.” Beth changes the topic feeling down about herself now, “So why are we going to the bathroom” Vicky replies, “I’m getting a shower. No idea why you followed me” Beth smiles and says, “Good we’re both already naked want to finish what we started?” Vicky shakes her head and shuts the door in Beth’s face and locks it</text:span></text:p>
      <text:p text:style-name="P4"><text:tab/><text:span text:style-name="T3">Beth crosses her arms and flops down on the bed with a huff. </text:span></text:p>
      <text:h text:style-name="Heading_20_2" text:outline-level="2">Home</text:h>
      <text:p text:style-name="P5"><text:tab/>Angie gets out of her car leaving Kit passed out and goes up to get Mike. She opens the door to this room and sees him in one of Kit’s skirts. She shakes her head and says, “I don’t want to know but I do need some help bringing Kit in”</text:p>
      <text:p text:style-name="P5"><text:tab/>Mike jumps and quickly undresses. To Angie’s disappointment he was wearing boxers under the skirt then slides pants on and goes to get Kit.</text:p>
      <text:p text:style-name="P5"><text:tab/>He slowly opens the door and catches her as she falls out. He then picks up her up effortlessly and carries her in and into her room.</text:p>
      <text:p text:style-name="P5"><text:tab/>He lays her down and lifts up her skirt. Angie clears her throat and says, “Taking advantage of your sister?”</text:p>
      <text:p text:style-name="P5"><text:tab/>Mike repossessions her and says, “Huh? No.” Angie lifts up her shirt and says, “Want to do it?” Mike rubs his pants and says, “No I’m seeing someone. But how many did she have?” Angie lowers her shirt and says, “One, <text:span text:style-name="T4">a</text:span>nd she was guarding the pitcher like she was a guard dog”</text:p>
      <text:p text:style-name="P5"><text:tab/>Mike smiles and says, “Damn she’s a lightweight” Angie nods and walks up to Mike grabbing his crotch and says, “Come on big boy” Mike knocks her hand down and says, “Angie please” Angie gets more forceful and sticks her hand down his pants and says, “Oh that’s that big boy”</text:p>
      <text:p text:style-name="P5"><text:soft-page-break/><text:tab/>Mike mad pulls her hand out and says, “Please I said no” Angie gets mad and says, “Well fuck you”</text:p>
      <text:p text:style-name="P5"><text:tab/>Going up the stairs he says, “Damn slut” Angie flips him off and goes to her ro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1:15:37.600000000</meta:creation-date>
    <dc:date>2018-02-26T02:24:22.150000000</dc:date>
    <meta:editing-duration>PT3M21S</meta:editing-duration>
    <meta:editing-cycles>1</meta:editing-cycles>
    <meta:document-statistic meta:table-count="0" meta:image-count="0" meta:object-count="0" meta:page-count="3" meta:paragraph-count="28" meta:word-count="1025" meta:character-count="5309" meta:non-whitespace-character-count="4279"/>
    <meta:generator>LibreOffice/6.0.0.3$Windows_X86_64 LibreOffice_project/64a0f66915f38c6217de274f0aa8e15618924765</meta:generator>
  </office:meta>
</office:document-meta>
</file>